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alResolver.dump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alResolver.commi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Resolver.beginPublishTransaction( ModuleRevisionId modul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Resolver.locate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alResolver.download( ArtifactOrigin artifact , Download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alResolver.getDependency( DependencyDescriptor dd , ResolveData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alResolver.setArtifactResolver( DependencyResolver artifac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repor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Resolver.findIvyFileRef( DependencyDescriptor dd ,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getIv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download( Artifact [ ] artifacts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abor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Resolver.setDescriptor( String descriptor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ualResolver.reportFailure( Artifact 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Resolver.setAllownomd( boolean allowno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alResolver.exists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alResolver.setIvyResolver( DependencyResolver iv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getArtifac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add( Dependency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alResolver.isAllownom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Resolver.publish( Artifact artifact , File src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